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4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2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4" style:family="text">
      <style:text-properties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eb5ae7cc-1a0a-9c8a-3bf4-3b1787be608e"/>Suggested Code Changes (Refactoring):</text:p>
      <text:p text:style-name="Text_20_body"/>
      <text:p text:style-name="P2">Using database models:</text:p>
      <text:list xml:id="list2672292179763233850" text:style-name="L1">
        <text:list-item>
          <text:p text:style-name="P4">use network_topology.js on both client and server sides</text:p>
        </text:list-item>
        <text:list-item>
          <text:p text:style-name="P4">on server side, make another ‘class’ to handle saving to database each time an object is modified (“wrap it in another object”)</text:p>
        </text:list-item>
      </text:list>
      <text:p text:style-name="Text_20_body"/>
      <text:p text:style-name="P3"><text:span text:style-name="T2">Break up main.js:</text:span><text:span text:style-name="T3"> </text:span><text:span text:style-name="T1">(done)</text:span></text:p>
      <text:list xml:id="list1476200476727925620" text:style-name="L2">
        <text:list-item>
          <text:p text:style-name="P5">database models folder</text:p>
        </text:list-item>
        <text:list-item>
          <text:p text:style-name="P5">html templates folder</text:p>
        </text:list-item>
        <text:list-item>
          <text:p text:style-name="P5">views folder</text:p>
        </text:list-item>
      </text:list>
      <text:p text:style-name="Text_20_body"/>
      <text:p text:style-name="P3"><text:span text:style-name="T2">Refactor main.js to:</text:span><text:span text:style-name="T3"> </text:span></text:p>
      <text:list xml:id="list5236335334824649505" text:style-name="L3">
        <text:list-item>
          <text:p text:style-name="P6">use network_topology.js class</text:p>
        </text:list-item>
        <text:list-item>
          <text:p text:style-name="P6">add parameters to the eventqueue DON’T MODIFY OBJECTS ON CLIENT SIDE</text:p>
        </text:list-item>
      </text:list>
      <text:list xml:id="list6088612293093469881" text:style-name="L4">
        <text:list-item>
          <text:p text:style-name="P7">refactor topologyGUI and eventViewGUI to use partitionList (not configMap)</text:p>
        </text:list-item>
      </text:list>
      <text:p text:style-name="Text_20_body"/>
      <text:p text:style-name="P2">First step - refactoring:</text:p>
      <text:list xml:id="list7537014509352780840" text:style-name="L5">
        <text:list-item>
          <text:p text:style-name="P8">Noah and Ryan are working on main.js (server side)</text:p>
        </text:list-item>
        <text:list-item>
          <text:p text:style-name="P8">Andrew is working on tweaking database things (DB stuff)</text:p>
        </text:list-item>
        <text:list-item>
          <text:p text:style-name="P8">Emily is working on multiple things (hybrid of client and server side)</text:p>
        </text:list-item>
        <text:list-item>
          <text:p text:style-name="P8">Olanre is working on templating and saving states (hybrid again)</text:p>
        </text:list-item>
      </text:list>
      <text:p text:style-name="Text_20_body"/>
      <text:p text:style-name="P3"><text:span text:style-name="T2">Progress Notes </text:span><text:span text:style-name="T1">(as of Wednesday, 10:00 AM)</text:span><text:span text:style-name="T2">:</text:span></text:p>
      <text:list xml:id="list9075010363564413280" text:style-name="L6">
        <text:list-item>
          <text:p text:style-name="P9">In main.js, the known layout to Ryan is “start-unknown-HTML Templates-element/config table/functions to the just listed-database model-end”</text:p>
        </text:list-item>
        <text:list-item>
          <text:p text:style-name="P9">HTML templates and database model have been moved to separate folders under the ClientJS folder</text:p>
        </text:list-item>
        <text:list-item>
          <text:p text:style-name="P9">main.js has been removed and its code has been broken up into separate modules</text:p>
        </text:list-item>
        <text:list-item>
          <text:p text:style-name="P9">refactoring is still ongoing</text:p>
        </text:list-item>
      </text:list>
      <text:p text:style-name="Text_20_body"><text:span text:style-name="T4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ah Fleming</meta:initial-creator>
    <meta:creation-date>2015-03-14T18:17:30.62</meta:creation-date>
    <meta:document-statistic meta:table-count="0" meta:image-count="0" meta:object-count="0" meta:page-count="1" meta:paragraph-count="23" meta:word-count="191" meta:character-count="1177"/>
    <dc:date>2015-03-14T18:17:47.98</dc:date>
    <dc:creator>Noah Fleming</dc:creator>
    <meta:editing-duration>PT17S</meta:editing-duration>
    <meta:editing-cycles>1</meta:editing-cycles>
    <meta:generator>OpenOffice/4.0.1$Win32 OpenOffice.org_project/401m5$Build-9714</meta:generator>
  </office:meta>
</office:document-meta>
</file>